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3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ENCINAS EUSEBIO EDITT ROSAR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113238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821671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ENCINAS EUSEBIO EDITT ROSAR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113238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821671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54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4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4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8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3/11/2021</text:p>
          </table:table-cell>
          <table:table-cell table:style-name="Tabla2.A3" office:value-type="string">
            <text:p text:style-name="P22">177950</text:p>
          </table:table-cell>
          <table:table-cell table:style-name="Tabla2.D3" office:value-type="string">
            <text:p text:style-name="P23">68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3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3T23:13:1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